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167in" style:rel-column-width="600*"/>
    </style:style>
    <style:style style:name="Table4.B" style:family="table-column">
      <style:table-column-properties style:column-width="3.5611in" style:rel-column-width="5128*"/>
    </style:style>
    <style:style style:name="Table4.C" style:family="table-column">
      <style:table-column-properties style:column-width="2.9472in" style:rel-column-width="424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Table_20_Contents">
      <style:text-properties officeooo:rsid="000a116b" officeooo:paragraph-rsid="000a116b"/>
    </style:style>
    <style:style style:name="P10" style:family="paragraph" style:parent-style-name="Standard">
      <style:text-properties officeooo:rsid="000a8a4c" officeooo:paragraph-rsid="000a8a4c"/>
    </style:style>
    <style:style style:name="P11" style:family="paragraph" style:parent-style-name="Table_20_Contents">
      <style:text-properties officeooo:rsid="000a8a4c" officeooo:paragraph-rsid="000a8a4c"/>
    </style:style>
    <style:style style:name="P12" style:family="paragraph" style:parent-style-name="Standard">
      <style:text-properties officeooo:rsid="000a8a4c" officeooo:paragraph-rsid="00100c9b"/>
    </style:style>
    <style:style style:name="P13" style:family="paragraph" style:parent-style-name="Standard">
      <style:text-properties officeooo:rsid="000f3949" officeooo:paragraph-rsid="000f3949"/>
    </style:style>
    <style:style style:name="P14" style:family="paragraph" style:parent-style-name="Standard">
      <style:text-properties officeooo:rsid="00100c9b" officeooo:paragraph-rsid="00100c9b"/>
    </style:style>
    <style:style style:name="P15" style:family="paragraph" style:parent-style-name="Standard">
      <style:text-properties officeooo:rsid="00100c9b" officeooo:paragraph-rsid="001186fc"/>
    </style:style>
    <style:style style:name="P16" style:family="paragraph" style:parent-style-name="Standard">
      <style:text-properties officeooo:rsid="00100c9b" officeooo:paragraph-rsid="00133cf8"/>
    </style:style>
    <style:style style:name="P17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8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9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21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22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3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4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5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6" style:family="paragraph" style:parent-style-name="Standard">
      <style:text-properties officeooo:paragraph-rsid="00100c9b"/>
    </style:style>
    <style:style style:name="P27" style:family="paragraph" style:parent-style-name="Table_20_Contents">
      <style:text-properties officeooo:rsid="001186fc" officeooo:paragraph-rsid="001186fc"/>
    </style:style>
    <style:style style:name="P28" style:family="paragraph" style:parent-style-name="Standard">
      <style:text-properties officeooo:rsid="00133cf8" officeooo:paragraph-rsid="00133cf8"/>
    </style:style>
    <style:style style:name="P29" style:family="paragraph" style:parent-style-name="Table_20_Contents">
      <style:text-properties officeooo:rsid="00133cf8" officeooo:paragraph-rsid="00133cf8"/>
    </style:style>
    <style:style style:name="P30" style:family="paragraph" style:parent-style-name="Table_20_Contents">
      <style:text-properties fo:color="#2cee0e" loext:opacity="100%" officeooo:rsid="00133cf8" officeooo:paragraph-rsid="00133cf8"/>
    </style:style>
    <style:style style:name="P31" style:family="paragraph" style:parent-style-name="Table_20_Contents">
      <style:text-properties officeooo:rsid="0015e4f6" officeooo:paragraph-rsid="0015e4f6"/>
    </style:style>
    <style:style style:name="P32" style:family="paragraph" style:parent-style-name="Table_20_Contents">
      <style:text-properties officeooo:rsid="0015e4f6" officeooo:paragraph-rsid="001ed6a7"/>
    </style:style>
    <style:style style:name="P33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4" style:family="paragraph" style:parent-style-name="Table_20_Contents">
      <style:text-properties officeooo:rsid="001ed6a7" officeooo:paragraph-rsid="001ed6a7"/>
    </style:style>
    <style:style style:name="P35" style:family="paragraph" style:parent-style-name="Standard">
      <style:text-properties officeooo:paragraph-rsid="0020feb4"/>
    </style:style>
    <style:style style:name="P36" style:family="paragraph" style:parent-style-name="Table_20_Contents">
      <style:text-properties officeooo:rsid="00220591" officeooo:paragraph-rsid="00220591"/>
    </style:style>
    <style:style style:name="P37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38" style:family="paragraph" style:parent-style-name="Standard">
      <style:text-properties fo:font-weight="bold" officeooo:rsid="00257e9d" officeooo:paragraph-rsid="00257e9d" style:font-weight-asian="bold" style:font-weight-complex="bold"/>
    </style:style>
    <style:style style:name="P39" style:family="paragraph" style:parent-style-name="Standard">
      <style:text-properties fo:font-weight="bold" officeooo:rsid="00280346" officeooo:paragraph-rsid="00280346" style:font-weight-asian="bold" style:font-weight-complex="bold"/>
    </style:style>
    <style:style style:name="P40" style:family="paragraph" style:parent-style-name="Standard">
      <style:text-properties fo:font-weight="normal" officeooo:rsid="0020feb4" officeooo:paragraph-rsid="0020feb4" style:font-weight-asian="normal" style:font-weight-complex="normal"/>
    </style:style>
    <style:style style:name="P41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42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43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44" style:family="paragraph" style:parent-style-name="Standard">
      <style:text-properties fo:font-weight="normal" officeooo:rsid="00257e9d" officeooo:paragraph-rsid="0026d85c" style:font-weight-asian="normal" style:font-weight-complex="normal"/>
    </style:style>
    <style:style style:name="P45" style:family="paragraph" style:parent-style-name="Standard">
      <style:text-properties fo:font-weight="normal" officeooo:rsid="00257e9d" officeooo:paragraph-rsid="00277cf0" style:font-weight-asian="normal" style:font-weight-complex="normal"/>
    </style:style>
    <style:style style:name="P46" style:family="paragraph" style:parent-style-name="Standard">
      <style:text-properties fo:font-weight="normal" officeooo:rsid="0026d85c" officeooo:paragraph-rsid="0026d85c" style:font-weight-asian="normal" style:font-weight-complex="normal"/>
    </style:style>
    <style:style style:name="P47" style:family="paragraph" style:parent-style-name="Table_20_Contents">
      <style:text-properties officeooo:rsid="0026d85c" officeooo:paragraph-rsid="0026d85c"/>
    </style:style>
    <style:style style:name="P48" style:family="paragraph" style:parent-style-name="Table_20_Contents">
      <style:text-properties officeooo:rsid="00277cf0" officeooo:paragraph-rsid="00277cf0"/>
    </style:style>
    <style:style style:name="P49" style:family="paragraph" style:parent-style-name="Table_20_Contents">
      <style:text-properties officeooo:rsid="00280346" officeooo:paragraph-rsid="00280346"/>
    </style:style>
    <style:style style:name="P50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c9b" style:font-weight-asian="normal" style:font-weight-complex="normal"/>
    </style:style>
    <style:style style:name="T12" style:family="text">
      <style:text-properties fo:font-weight="normal" officeooo:rsid="00067e54" style:font-weight-asian="normal" style:font-weight-complex="normal"/>
    </style:style>
    <style:style style:name="T13" style:family="text">
      <style:text-properties fo:font-weight="normal" officeooo:rsid="0015e4f6" style:font-weight-asian="normal" style:font-weight-complex="normal"/>
    </style:style>
    <style:style style:name="T14" style:family="text">
      <style:text-properties fo:font-weight="normal" officeooo:rsid="001956ec" style:font-weight-asian="normal" style:font-weight-complex="normal"/>
    </style:style>
    <style:style style:name="T15" style:family="text">
      <style:text-properties fo:font-weight="normal" officeooo:rsid="0014d89f" style:font-weight-asian="normal" style:font-weight-complex="normal"/>
    </style:style>
    <style:style style:name="T16" style:family="text">
      <style:text-properties fo:font-weight="normal" officeooo:rsid="00220591" style:font-weight-asian="normal" style:font-weight-complex="normal"/>
    </style:style>
    <style:style style:name="T17" style:family="text">
      <style:text-properties fo:font-weight="normal" officeooo:rsid="00236daf" style:font-weight-asian="normal" style:font-weight-complex="normal"/>
    </style:style>
    <style:style style:name="T18" style:family="text">
      <style:text-properties fo:font-weight="normal" officeooo:rsid="00257e9d" style:font-weight-asian="normal" style:font-weight-complex="normal"/>
    </style:style>
    <style:style style:name="T19" style:family="text">
      <style:text-properties officeooo:rsid="0020feb4"/>
    </style:style>
    <style:style style:name="T20" style:family="text">
      <style:text-properties officeooo:rsid="00220591"/>
    </style:style>
    <style:style style:name="T21" style:family="text">
      <style:text-properties officeooo:rsid="0026d2a8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272in" fo:min-width="6.4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8075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LI INFORME 1</text:p>
      <text:p text:style-name="P21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6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35"><text:span text:style-name="T1">p</text:span>→<text:span text:style-name="T1">¬q→</text:span><text:span text:style-name="T19">r</text:span></text:p>
      <text:p text:style-name="P2"/>
      <text:p text:style-name="P21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20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2">p</text:p>
          </table:table-cell>
          <table:table-cell table:style-name="Table1.A1" office:value-type="string">
            <text:p text:style-name="P22">q</text:p>
          </table:table-cell>
          <table:table-cell table:style-name="Table1.A1" office:value-type="string">
            <text:p text:style-name="P22">r</text:p>
          </table:table-cell>
          <table:table-cell table:style-name="Table1.A1" office:value-type="string">
            <text:p text:style-name="P19"><text:span text:style-name="T2">¬</text:span>p</text:p>
          </table:table-cell>
          <table:table-cell table:style-name="Table1.A1" office:value-type="string">
            <text:p text:style-name="P19"><text:span text:style-name="T2">¬</text:span>q</text:p>
          </table:table-cell>
          <table:table-cell table:style-name="Table1.A1" office:value-type="string">
            <text:p text:style-name="P19"><text:span text:style-name="T2">¬</text:span>p ^ <text:span text:style-name="T2">¬</text:span>q</text:p>
          </table:table-cell>
          <table:table-cell table:style-name="Table1.G1" office:value-type="string">
            <text:p text:style-name="P19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</table:table>
      <text:p text:style-name="P10">Contigente</text:p>
      <text:p text:style-name="P4"/>
      <text:p text:style-name="P18">c.</text:p>
      <text:p text:style-name="P12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3">No tengo un esguince o no voy a ir a tu fiesta o a la boda</text:p>
      <text:p text:style-name="P13"/>
      <text:p text:style-name="P17">4.</text:p>
      <text:p text:style-name="P17">a.</text:p>
      <text:p text:style-name="P14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<draw:custom-shape text:anchor-type="paragraph" draw:z-index="0" draw:name="Shape 2" draw:style-name="gr4" draw:text-style-name="P50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5">p → (q ∨ r)</text:p>
          </table:table-cell>
          <table:table-cell table:style-name="Table2.C1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2</text:p>
          </table:table-cell>
          <table:table-cell table:style-name="Table2.A2" office:value-type="string">
            <text:p text:style-name="P15">q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1" draw:name="Shape 1" draw:style-name="gr3" draw:text-style-name="P50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5">r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8">p</text:p>
          </table:table-cell>
          <table:table-cell table:style-name="Table2.C2" office:value-type="string">
            <text:p text:style-name="P29">Supuesto I<text:span text:style-name="T9">→</text:span>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2" draw:name="Shape 3" draw:style-name="gr3" draw:text-style-name="P50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6">q∨r</text:p>
          </table:table-cell>
          <table:table-cell table:style-name="Table2.C2" office:value-type="string">
            <text:p text:style-name="P29">E<text:span text:style-name="T9">→</text:span>1,4</text:p>
          </table:table-cell>
        </table:table-row>
        <table:table-row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9">q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2,6</text:p>
          </table:table-cell>
        </table:table-row>
        <table:table-row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29">r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3,8</text:p>
          </table:table-cell>
        </table:table-row>
        <table:table-row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∨</text:span>5,6-7,8-9</text:p>
          </table:table-cell>
        </table:table-row>
        <table:table-row>
          <table:table-cell table:style-name="Table2.A2" office:value-type="string">
            <text:p text:style-name="P29">11</text:p>
          </table:table-cell>
          <table:table-cell table:style-name="Table2.A2" office:value-type="string">
            <text:p text:style-name="P29">p<text:span text:style-name="T9">→</text:span>s</text:p>
          </table:table-cell>
          <table:table-cell table:style-name="Table2.C2" office:value-type="string">
            <text:p text:style-name="P29">I<text:span text:style-name="T9">→</text:span>4-10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b.</text:p>
      <text:p text:style-name="P23"><text:span text:style-name="T10">{ q</text:span><text:span text:style-name="T11">→</text:span><text:span text:style-name="T10">r, <text:s/></text:span><text:span text:style-name="T12">¬</text:span><text:span text:style-name="T10">q</text:span><text:span text:style-name="T11">→</text:span><text:span text:style-name="T12">¬</text:span><text:span text:style-name="T10">p, p }</text:span><text:span text:style-name="T11">⊢</text:span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<draw:custom-shape text:anchor-type="paragraph" draw:z-index="3" draw:name="Shape 7" draw:style-name="gr2" draw:text-style-name="P50" svg:width="6.413in" svg:height="0.8276in" svg:x="0.2508in" svg:y="0.7953in"><text:p/><draw:enhanced-geometry svg:viewBox="0 0 21600 21600" draw:type="rectangle" draw:enhanced-path="M 0 0 L 21600 0 21600 21600 0 21600 0 0 Z N"/></draw:custom-shape>1</text:p>
          </table:table-cell>
          <table:table-cell table:style-name="Table3.A1" office:value-type="string">
            <text:p text:style-name="P24"><text:span text:style-name="T10">q</text:span><text:span text:style-name="T11">→</text:span><text:span text:style-name="T10">r</text:span></text:p>
          </table:table-cell>
          <table:table-cell table:style-name="Table3.C1" office:value-type="string">
            <text:p text:style-name="P31">Premisa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24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3">p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25"><text:span text:style-name="T12">¬</text:span><text:span text:style-name="T14">q</text:span></text:p>
          </table:table-cell>
          <table:table-cell table:style-name="Table3.C2" office:value-type="string">
            <text:p text:style-name="P34"><text:span text:style-name="T10">Supuesto E</text:span><text:span text:style-name="T12">¬</text:span></text:p>
          </table:table-cell>
        </table:table-row>
        <table:table-row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25"><text:span text:style-name="T12">¬</text:span><text:span text:style-name="T14">p</text:span></text:p>
          </table:table-cell>
          <table:table-cell table:style-name="Table3.C2" office:value-type="string">
            <text:p text:style-name="P34">E<text:span text:style-name="T11">→</text:span><text:span text:style-name="T16">2</text:span><text:span text:style-name="T10">,</text:span><text:span text:style-name="T17">4</text:span>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A2" office:value-type="string">
            <text:p text:style-name="P34">p<text:span text:style-name="T7">^</text:span><text:span text:style-name="T12">¬</text:span><text:span text:style-name="T15">p</text:span></text:p>
          </table:table-cell>
          <table:table-cell table:style-name="Table3.C2" office:value-type="string">
            <text:p text:style-name="P34">I<text:span text:style-name="T7">^</text:span><text:span text:style-name="T17">3,5</text:span></text:p>
          </table:table-cell>
        </table:table-row>
        <table:table-row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31">q</text:p>
          </table:table-cell>
          <table:table-cell table:style-name="Table3.C2" office:value-type="string">
            <text:p text:style-name="P32">E<text:span text:style-name="T12">¬</text:span><text:span text:style-name="T17">4-6</text:span></text:p>
          </table:table-cell>
        </table:table-row>
        <table:table-row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31">r</text:p>
          </table:table-cell>
          <table:table-cell table:style-name="Table3.C2" office:value-type="string">
            <text:p text:style-name="P31">E<text:span text:style-name="T11">→</text:span><text:span text:style-name="T17">1,8</text:span></text:p>
          </table:table-cell>
        </table:table-row>
        <table:table-row>
          <table:table-cell table:style-name="Table3.A2" office:value-type="string">
            <text:p text:style-name="P36">9</text:p>
          </table:table-cell>
          <table:table-cell table:style-name="Table3.A2" office:value-type="string">
            <text:p text:style-name="P24"><text:span text:style-name="T10">p</text:span><text:span text:style-name="T11">→</text:span><text:span text:style-name="T10">r</text:span></text:p>
          </table:table-cell>
          <table:table-cell table:style-name="Table3.C2" office:value-type="string">
            <text:p text:style-name="P31">I<text:span text:style-name="T11">→</text:span><text:span text:style-name="T17">3,8</text:span></text:p>
          </table:table-cell>
        </table:table-row>
        <table:table-row>
          <table:table-cell table:style-name="Table3.A2" office:value-type="string">
            <text:p text:style-name="P36">10</text:p>
          </table:table-cell>
          <table:table-cell table:style-name="Table3.A2" office:value-type="string">
            <text:p text:style-name="P24"><text:span text:style-name="T13">(</text:span><text:span text:style-name="T12">¬</text:span><text:span text:style-name="T10">q</text:span><text:span text:style-name="T11">→</text:span><text:span text:style-name="T12">¬</text:span><text:span text:style-name="T10">p</text:span><text:span text:style-name="T13">)</text:span><text:span text:style-name="T11">→</text:span><text:span text:style-name="T13">(</text:span><text:span text:style-name="T10">p</text:span><text:span text:style-name="T11">→</text:span><text:span text:style-name="T10">r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7">2,9</text:span></text:p>
          </table:table-cell>
        </table:table-row>
        <table:table-row>
          <table:table-cell table:style-name="Table3.A2" office:value-type="string">
            <text:p text:style-name="P31">1<text:span text:style-name="T20">1</text:span></text:p>
          </table:table-cell>
          <table:table-cell table:style-name="Table3.A2" office:value-type="string">
            <text:p text:style-name="P24"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7">1,10</text:span></text:p>
          </table:table-cell>
        </table:table-row>
      </table:table>
      <text:p text:style-name="P23"/>
      <text:p text:style-name="P37">5.<text:span text:style-name="T13"/></text:p>
      <text:p text:style-name="P37">a.<text:span text:style-name="T13"/></text:p>
      <text:p text:style-name="P40">7: Despues del supuesto E<text:span text:style-name="T2">¬, </text:span>debe haber la resolución del supuesto, no un CONTRA<text:span text:style-name="T13"/></text:p>
      <text:p text:style-name="P37">b.<text:span text:style-name="T13"/></text:p>
      <text:p text:style-name="P41">5: No se puede eliminar la conjunción teniendo la implicación detrás.<text:span text:style-name="T13"/></text:p>
      <text:p text:style-name="P41"/>
      <text:p text:style-name="P38">6.<text:span text:style-name="T13"/></text:p>
      <text:p text:style-name="P38">a.<text:span text:style-name="T13"/></text:p>
      <text:p text:style-name="P42">p: tener trabajo<text:span text:style-name="T13"/></text:p>
      <text:p text:style-name="P42">q: tener coche<text:span text:style-name="T13"/></text:p>
      <text:p text:style-name="P42">r: poder comprar un piso<text:span text:style-name="T13"/></text:p>
      <text:p text:style-name="P42">s: tener deudas<text:span text:style-name="T13"/></text:p>
      <text:p text:style-name="P42"/>
      <text:p text:style-name="P43">{(p^q)<text:span text:style-name="T9">→</text:span>r, (q^<text:span text:style-name="T2">¬</text:span>s)<text:span text:style-name="T9">→</text:span>r<text:span text:style-name="T21">}</text:span><text:span text:style-name="T9">⊢</text:span>p<text:span text:style-name="T9">→</text:span><text:span text:style-name="T2">¬</text:span>s<text:span text:style-name="T13"/></text:p>
      <text:p text:style-name="P43"/>
      <text:p text:style-name="P39">b.<text:span text:style-name="T13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4">(p^q)<text:span text:style-name="T9">→</text:span>r<text:span text:style-name="T13"/></text:p>
          </table:table-cell>
          <table:table-cell table:style-name="Table4.C1" office:value-type="string">
            <text:p text:style-name="P47">Premisa</text:p>
          </table:table-cell>
        </table:table-row>
        <table:table-row>
          <table:table-cell table:style-name="Table4.A2" office:value-type="string">
            <text:p text:style-name="P47">2</text:p>
          </table:table-cell>
          <table:table-cell table:style-name="Table4.A2" office:value-type="string">
            <text:p text:style-name="P44">(q^<text:span text:style-name="T2">¬</text:span>s)<text:span text:style-name="T9">→</text:span>r<text:span text:style-name="T13"/></text:p>
          </table:table-cell>
          <table:table-cell table:style-name="Table4.C2" office:value-type="string">
            <text:p text:style-name="P47">PR</text:p>
          </table:table-cell>
        </table:table-row>
        <table:table-row>
          <table:table-cell table:style-name="Table4.A2" office:value-type="string">
            <text:p text:style-name="P47"><draw:custom-shape text:anchor-type="paragraph" draw:z-index="4" draw:name="Shape 4" draw:style-name="gr1" draw:text-style-name="P50" svg:width="6.4717in" svg:height="0.5469in" svg:x="0.2508in" svg:y="0.2472in"><text:p/><draw:enhanced-geometry svg:viewBox="0 0 21600 21600" draw:type="rectangle" draw:enhanced-path="M 0 0 L 21600 0 21600 21600 0 21600 0 0 Z N"/></draw:custom-shape>3</text:p>
          </table:table-cell>
          <table:table-cell table:style-name="Table4.A2" office:value-type="string">
            <text:p text:style-name="P46">p<text:span text:style-name="T13"/></text:p>
          </table:table-cell>
          <table:table-cell table:style-name="Table4.C2" office:value-type="string">
            <text:p text:style-name="P47">PR conclusion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P48">q</text:p>
          </table:table-cell>
          <table:table-cell table:style-name="Table4.C2" office:value-type="string">
            <text:p text:style-name="P48">Supuesto E<text:span text:style-name="T11">→</text:span>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P45">p^q<text:span text:style-name="T13"/></text:p>
          </table:table-cell>
          <table:table-cell table:style-name="Table4.C2" office:value-type="string">
            <text:p text:style-name="P48">I^3,4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P48">r</text:p>
          </table:table-cell>
          <table:table-cell table:style-name="Table4.C2" office:value-type="string">
            <text:p text:style-name="P48">E<text:span text:style-name="T11">→</text:span><text:span text:style-name="T10">1,4-5</text:span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6T11:23:57.283042151</dc:date>
    <meta:editing-duration>P3DT17H56M5S</meta:editing-duration>
    <meta:editing-cycles>27</meta:editing-cycles>
    <meta:generator>LibreOffice/7.4.7.2$Linux_X86_64 LibreOffice_project/40$Build-2</meta:generator>
    <meta:document-statistic meta:table-count="4" meta:image-count="0" meta:object-count="0" meta:page-count="3" meta:paragraph-count="201" meta:word-count="459" meta:character-count="1772" meta:non-whitespace-character-count="1512"/>
  </office:meta>
</office:document-meta>
</file>